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61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_31_030_25_20Wt._25_20Intro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cm" fo:margin-right="0cm" fo:margin-top="0cm" fo:margin-bottom="0cm" fo:text-indent="0cm" style:text-autospace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" fo:font-size="10pt" fo:font-weight="bold" style:font-name-asian="Segoe UI" style:font-size-asian="10pt" style:font-weight-asian="bold" style:font-name-complex="Segoe UI" style:font-size-complex="10pt" style:font-weight-complex="bold"/>
    </style:style>
    <style:style style:name="P7" style:family="paragraph">
      <loext:graphic-properties draw:fill="none" draw:fill-color="#ffffff"/>
      <style:text-properties style:font-name="Segoe UI Semibold1" fo:font-size="32pt" fo:font-style="italic" style:font-size-asian="32pt" style:font-style-asian="italic" style:font-size-complex="32pt" style:font-style-complex="italic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fo:font-weight="bold" style:font-name-asian="Segoe UI" style:font-size-asian="28pt" style:font-weight-asian="bold" style:font-name-complex="Segoe UI" style:font-size-complex="28pt" style:font-weight-complex="bold"/>
    </style:style>
    <style:style style:name="T2" style:family="text">
      <style:text-properties fo:color="#000000" style:font-name="Segoe UI1" fo:font-size="32pt" fo:font-weight="bold" style:font-name-asian="Segoe UI" style:font-size-asian="32pt" style:font-weight-asian="bold" style:font-name-complex="Segoe UI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4" style:family="text">
      <style:text-properties fo:color="#000000" style:font-name="Segoe UI Semibold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5" style:family="text">
      <style:text-properties fo:color="#000000" style:text-position="super 58%" style:font-name="Segoe UI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6" style:family="text">
      <style:text-properties fo:color="#000000" style:text-position="super 58%" style:font-name="Segoe UI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7" style:family="text">
      <style:text-properties fo:color="#000000" style:font-name="Segoe UI Semibold" fo:font-size="32pt" fo:font-style="italic" style:font-name-asian="Segoe UI" style:font-size-asian="32pt" style:font-style-asian="italic" style:font-name-complex="Segoe UI" style:font-size-complex="32pt" style:font-style-complex="italic"/>
    </style:style>
    <style:style style:name="T8" style:family="text">
      <style:text-properties fo:color="#000000" style:text-position="super 58%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style:style style:name="T9" style:family="text">
      <style:text-properties fo:color="#000000" style:font-name="Segoe UI Semibold1" fo:font-size="32pt" fo:font-style="italic" fo:font-weight="bold" style:font-name-asian="Segoe UI" style:font-size-asian="32pt" style:font-style-asian="italic" style:font-weight-asian="bold" style:font-name-complex="Segoe UI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1_030_25_20Wt._25_20Intro" presentation:presentation-page-layout-name="AL1T0">
        <office:forms form:automatic-focus="false" form:apply-design-mode="false"/>
        <draw:frame draw:style-name="gr1" draw:text-style-name="P2" draw:layer="layout" svg:width="24.384cm" svg:height="3.063cm" svg:x="1.8cm" svg:y="0.86cm">
          <draw:text-box>
            <text:p text:style-name="P1"><text:span text:style-name="T1">Epistle</text:span></text:p>
            <text:p text:style-name="P1"><text:span text:style-name="T2">Romans 7:14–25a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6.263cm" svg:x="1.778cm" svg:y="1.016cm">
          <draw:text-box>
            <text:p text:style-name="P4"><text:span text:style-name="T3">14</text:span><text:span text:style-name="T4">For we know that the law is spiritual, but I am of the flesh, sold under sin. </text:span><text:span text:style-name="T3">15</text:span><text:span text:style-name="T4">I do not understand my own actions. For I do not do what I want, but I do the very thing I hat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_31_030_25_20Wt._25_20Intro" presentation:presentation-page-layout-name="AL1T0">
        <office:forms form:automatic-focus="false" form:apply-design-mode="false"/>
        <draw:frame draw:style-name="gr4" draw:text-style-name="P2" draw:layer="layout" svg:width="24.384cm" svg:height="7.766cm" svg:x="1.8cm" svg:y="0.771cm">
          <draw:text-box>
            <text:p text:style-name="P4"><text:span text:style-name="T5">16</text:span><text:span text:style-name="T4">Now if I do what I do not want, I agree with the law, that it is good. </text:span><text:span text:style-name="T5">17</text:span><text:span text:style-name="T4">So now it is no longer I who do it, but sin that dwells within me. </text:span><text:span text:style-name="T5">18</text:span><text:span text:style-name="T4">For I know that nothing good dwells in me, that is, in my fle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6.263cm" svg:x="1.778cm" svg:y="1.016cm">
          <draw:text-box>
            <text:p text:style-name="P4"><text:span text:style-name="T4">For I have the desire to do what is right, but not the ability to carry it out. </text:span><text:span text:style-name="T3">19</text:span><text:span text:style-name="T4">For I do not do the good I want, but the evil I do not want is what I keep on doing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_31_030_25_20Wt._25_20Intro" presentation:presentation-page-layout-name="AL1T0">
        <office:forms form:automatic-focus="false" form:apply-design-mode="false"/>
        <draw:frame draw:style-name="gr3" draw:text-style-name="P2" draw:layer="layout" svg:width="24.384cm" svg:height="6.263cm" svg:x="1.778cm" svg:y="1.016cm">
          <draw:text-box>
            <text:p text:style-name="P4"><text:span text:style-name="T3">20</text:span><text:span text:style-name="T4">Now if I do what I do not want, it is no longer I who do it, but sin that dwells within me.</text:span></text:p>
            <text:p text:style-name="P5"><text:span text:style-name="T6">21</text:span><text:span text:style-name="T7">So I find it to be a law that when I want to do right, evil lies close at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_31_030_25_20Wt._25_20Intro" presentation:presentation-page-layout-name="AL1T0">
        <office:forms form:automatic-focus="false" form:apply-design-mode="false"/>
        <draw:frame draw:style-name="gr4" draw:text-style-name="P6" draw:layer="layout" svg:width="24.638cm" svg:height="7.766cm" svg:x="1.524cm" svg:y="1.016cm">
          <draw:text-box>
            <text:p text:style-name="P4"><text:span text:style-name="T8">22</text:span><text:span text:style-name="T9">For I delight in the law of God, in my inner being, </text:span><text:span text:style-name="T8">23</text:span><text:span text:style-name="T9">but I see in my members another law waging war against the law of my mind and making me captive to the law of sin that dwells in my member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_31_030_25_20Wt._25_20Intro" presentation:presentation-page-layout-name="AL1T0">
        <office:forms form:automatic-focus="false" form:apply-design-mode="false"/>
        <draw:frame draw:style-name="gr5" draw:text-style-name="P7" draw:layer="layout" svg:width="24.384cm" svg:height="4.76cm" svg:x="1.778cm" svg:y="1.016cm">
          <draw:text-box>
            <text:p text:style-name="P4"><text:span text:style-name="T8">24</text:span><text:span text:style-name="T9">Wretched man that I am! Who will deliver me from this body of death? </text:span><text:span text:style-name="T8">25</text:span><text:span text:style-name="T9">Thanks be to God through Jesus Christ our Lor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Segoe UI Semibold1" svg:font-family="'Segoe UI Semibold'" style:font-adornments="Regular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5T19:00:40.188000000</meta:creation-date>
    <dc:title>1030 Wt. Intro</dc:title>
    <meta:editing-duration>PT4M20S</meta:editing-duration>
    <meta:editing-cycles>5</meta:editing-cycles>
    <meta:generator>LibreOffice/5.3.4.2$Windows_X86_64 LibreOffice_project/f82d347ccc0be322489bf7da61d7e4ad13fe2ff3</meta:generator>
    <dc:date>2017-07-06T19:14:19.821000000</dc:date>
    <meta:document-statistic meta:object-count="53"/>
  </office:meta>
</office:document-meta>
</file>